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itle">
      <style:text-properties officeooo:rsid="0001d783" officeooo:paragraph-rsid="0001d783"/>
    </style:style>
    <style:style style:name="P2" style:family="paragraph" style:parent-style-name="Text_20_body">
      <style:text-properties officeooo:rsid="0001d783" officeooo:paragraph-rsid="0001d783"/>
    </style:style>
    <style:style style:name="P3" style:family="paragraph" style:parent-style-name="Subtitle">
      <style:text-properties officeooo:rsid="0001d783" officeooo:paragraph-rsid="0001d783"/>
    </style:style>
    <style:style style:name="P4" style:family="paragraph" style:parent-style-name="Subtitle">
      <style:text-properties fo:font-size="16pt" fo:font-style="italic" officeooo:rsid="0001d783" officeooo:paragraph-rsid="0001d783" style:font-size-asian="16pt" style:font-style-asian="italic" style:font-size-complex="16pt" style:font-style-complex="italic"/>
    </style:style>
    <style:style style:name="P5" style:family="paragraph" style:parent-style-name="Text_20_body">
      <style:text-properties officeooo:rsid="00036aca" officeooo:paragraph-rsid="0001d783"/>
    </style:style>
    <style:style style:name="P6" style:family="paragraph" style:parent-style-name="Text_20_body">
      <style:paragraph-properties fo:text-align="justify" style:justify-single-word="false"/>
      <style:text-properties officeooo:paragraph-rsid="00085b43"/>
    </style:style>
    <style:style style:name="P7" style:family="paragraph" style:parent-style-name="Text_20_body">
      <style:paragraph-properties fo:text-align="justify" style:justify-single-word="false"/>
      <style:text-properties officeooo:rsid="000fd46f" officeooo:paragraph-rsid="00085b43"/>
    </style:style>
    <style:style style:name="P8" style:family="paragraph" style:parent-style-name="Heading_20_1">
      <style:text-properties officeooo:rsid="0009d49f" officeooo:paragraph-rsid="0009d49f"/>
    </style:style>
    <style:style style:name="P9" style:family="paragraph" style:parent-style-name="Text_20_body">
      <style:text-properties officeooo:paragraph-rsid="0009d49f"/>
    </style:style>
    <style:style style:name="P10" style:family="paragraph" style:parent-style-name="Text_20_body">
      <style:text-properties officeooo:rsid="000d19dd" officeooo:paragraph-rsid="000f0dc3"/>
    </style:style>
    <style:style style:name="P11" style:family="paragraph" style:parent-style-name="Heading_20_2">
      <style:text-properties officeooo:rsid="0009d49f" officeooo:paragraph-rsid="0009d49f"/>
    </style:style>
    <style:style style:name="T1" style:family="text">
      <style:text-properties officeooo:rsid="00085b43"/>
    </style:style>
    <style:style style:name="T2" style:family="text">
      <style:text-properties officeooo:rsid="000fd46f"/>
    </style:style>
    <style:style style:name="T3" style:family="text">
      <style:text-properties officeooo:rsid="000d19dd"/>
    </style:style>
    <style:style style:name="T4" style:family="text">
      <style:text-properties officeooo:rsid="001188c8"/>
    </style:style>
    <style:style style:name="T5" style:family="text">
      <style:text-properties officeooo:rsid="000f0d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ent générer des surfaces 3D ? </text:p>
      <text:p text:style-name="P2"/>
      <text:p text:style-name="P3">Section : Informatique </text:p>
      <text:p text:style-name="P4">Ibrahim DOGAN, Juliette CORNU-BESSER, Quentin BERNARD-BOUISSIERES, Daniel DEFOING, Haluk YILMAZ</text:p>
      <text:p text:style-name="P5"/>
      <text:p text:style-name="P6"><text:span text:style-name="T1"><text:tab/></text:span>Dans les jeux vidéo de type <text:span text:style-name="Emphasis">open world</text:span> avec des univers infinis, le joueur découvre un monde qui se génère sous ses yeux au fur et à mesure de sa progression. Afin de rendre l’expérience la plus fluide possible, différents procédés s’exécutent au sein de la machine de l’utilisateur. Certains programmes permettent de générer des surfaces <text:span text:style-name="T2">selon des </text:span><text:s/>paramètres, tandis que d’autres servent à construire des courbes donnant un rendu naturel.</text:p>
      <text:p text:style-name="P7"><text:tab/>Comment arrive-t-on à modéliser des surfaces 3D en utilisant l’aléatoire ? Des algorithmes existent avec des paramètres à donner. Selon leurs valeurs, des motifs sont attendus. </text:p>
      <text:h text:style-name="P8" text:outline-level="1">Modéliser des courbes </text:h>
      <text:p text:style-name="P9"><text:tab/><text:span text:style-name="T3">Dans le monde réel, </text:span><text:span text:style-name="T4">nous arrivons facilement à dessiner une courbe comme par exemple dans le lettrage</text:span><text:span text:style-name="T3">. Mais dans le monde digital, tout se cache derrière des calculs pour essayer d’imiter l’air naturel. Afin de représenter des courbes, nous utilisons principalement les courbes de Bézier. </text:span></text:p>
      <text:p text:style-name="P9"/>
      <text:p text:style-name="P10">Les courbes de Bézier fonctionnent avec deux concepts, les points de contrôle et <text:span text:style-name="T5">des vecteurs dérivées entre ces points. </text:span><text:span text:style-name="T4">Prenons une droite que nous voulons courber sur plusieurs parties. Pour chaque courbure, nous pouvons associer à quatre points; disons P0, P1, P2, P3. <text:s/></text:span></text:p>
      <text:p text:style-name="P10"><text:s/></text:p>
      <text:p text:style-name="P9"/>
      <text:h text:style-name="P8" text:outline-level="1">Générer une surface </text:h>
      <text:p text:style-name="P9"/>
      <text:h text:style-name="P11" text:outline-level="2">En une seule dimension </text:h>
      <text:p text:style-name="P9"/>
      <text:h text:style-name="P11" text:outline-level="2"><text:soft-page-break/>En deux dimensions </text:h>
      <text:p text:style-name="P9"/>
      <text:h text:style-name="P11" text:outline-level="2">En trois dimensions </text:h>
      <text:p text:style-name="P9"/>
      <text:p text:style-name="P9"/>
      <text:h text:style-name="P8" text:outline-level="1" text:is-list-header="true">Et tout cela ensemble ? 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4T14:18:25.602919306</meta:creation-date>
    <meta:generator>LibreOffice/25.2.3.2$Linux_X86_64 LibreOffice_project/520$Build-2</meta:generator>
    <dc:date>2026-02-05T16:05:05.548438266</dc:date>
    <meta:editing-duration>PT1H18M43S</meta:editing-duration>
    <meta:editing-cycles>4</meta:editing-cycles>
    <meta:document-statistic meta:table-count="0" meta:image-count="0" meta:object-count="0" meta:page-count="2" meta:paragraph-count="14" meta:word-count="225" meta:character-count="1463" meta:non-whitespace-character-count="1234"/>
  </office:meta>
</office:document-meta>
</file>